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2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row table:style-name="ro3">
          <table:table-cell office:value-type="string">
            <text:p>Stator size</text:p>
          </table:table-cell>
          <table:table-cell office:value-type="float" office:value="10">
            <text:p>10.00</text:p>
          </table:table-cell>
          <table:table-cell table:number-columns-repeated="1022"/>
        </table:table-row>
        <table:table-row table:style-name="ro3">
          <table:table-cell office:value-type="string">
            <text:p>Stator force</text:p>
          </table:table-cell>
          <table:table-cell office:value-type="float" office:value="1">
            <text:p>1.00</text:p>
          </table:table-cell>
          <table:table-cell table:number-columns-repeated="1022"/>
        </table:table-row>
        <table:table-row table:style-name="ro3">
          <table:table-cell office:value-type="string">
            <text:p>Distance per step</text:p>
          </table:table-cell>
          <table:table-cell office:value-type="float" office:value="1">
            <text:p>1.0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Number stators</text:p>
          </table:table-cell>
          <table:table-cell office:value-type="string">
            <text:p>Ring radius</text:p>
          </table:table-cell>
          <table:table-cell office:value-type="string">
            <text:p>Torque per stator</text:p>
          </table:table-cell>
          <table:table-cell office:value-type="string">
            <text:p>Total torque</text:p>
          </table:table-cell>
          <table:table-cell office:value-type="string">
            <text:p>Ring circum.</text:p>
          </table:table-cell>
          <table:table-cell office:value-type="string">
            <text:p>Distance travelled</text:p>
          </table:table-cell>
          <table:table-cell table:number-columns-repeated="1018"/>
        </table:table-row>
        <table:table-row table:style-name="ro3">
          <table:table-cell office:value-type="float" office:value="1">
            <text:p>1.00</text:p>
          </table:table-cell>
          <table:table-cell table:formula="of:=([.A9]*[.B$1])/(2*PI())" office:value-type="float" office:value="1.59154943091895">
            <text:p>1.59</text:p>
          </table:table-cell>
          <table:table-cell table:formula="of:=([.B9]*[.B$2])" office:value-type="float" office:value="1.59154943091895">
            <text:p>1.59</text:p>
          </table:table-cell>
          <table:table-cell table:formula="of:=[.C9]*[.A9]" office:value-type="float" office:value="1.59154943091895">
            <text:p>1.59</text:p>
          </table:table-cell>
          <table:table-cell table:formula="of:=2*PI()*[.B9]" office:value-type="float" office:value="10">
            <text:p>10.00</text:p>
          </table:table-cell>
          <table:table-cell table:formula="of:=[.E9]/([.B$3]*[.A9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9]+1" office:value-type="float" office:value="2">
            <text:p>2.00</text:p>
          </table:table-cell>
          <table:table-cell table:formula="of:=([.A10]*[.B$1])/(2*PI())" office:value-type="float" office:value="3.18309886183791">
            <text:p>3.18</text:p>
          </table:table-cell>
          <table:table-cell table:formula="of:=([.B10]*[.B$2])" office:value-type="float" office:value="3.18309886183791">
            <text:p>3.18</text:p>
          </table:table-cell>
          <table:table-cell table:formula="of:=[.C10]*[.A10]" office:value-type="float" office:value="6.36619772367581">
            <text:p>6.37</text:p>
          </table:table-cell>
          <table:table-cell table:formula="of:=2*PI()*[.B10]" office:value-type="float" office:value="20">
            <text:p>20.00</text:p>
          </table:table-cell>
          <table:table-cell table:formula="of:=[.E10]/([.B$3]*[.A10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0]+1" office:value-type="float" office:value="3">
            <text:p>3.00</text:p>
          </table:table-cell>
          <table:table-cell table:formula="of:=([.A11]*[.B$1])/(2*PI())" office:value-type="float" office:value="4.77464829275686">
            <text:p>4.77</text:p>
          </table:table-cell>
          <table:table-cell table:formula="of:=([.B11]*[.B$2])" office:value-type="float" office:value="4.77464829275686">
            <text:p>4.77</text:p>
          </table:table-cell>
          <table:table-cell table:formula="of:=[.C11]*[.A11]" office:value-type="float" office:value="14.3239448782706">
            <text:p>14.32</text:p>
          </table:table-cell>
          <table:table-cell table:formula="of:=2*PI()*[.B11]" office:value-type="float" office:value="30">
            <text:p>30.00</text:p>
          </table:table-cell>
          <table:table-cell table:formula="of:=[.E11]/([.B$3]*[.A11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1]+1" office:value-type="float" office:value="4">
            <text:p>4.00</text:p>
          </table:table-cell>
          <table:table-cell table:formula="of:=([.A12]*[.B$1])/(2*PI())" office:value-type="float" office:value="6.36619772367581">
            <text:p>6.37</text:p>
          </table:table-cell>
          <table:table-cell table:formula="of:=([.B12]*[.B$2])" office:value-type="float" office:value="6.36619772367581">
            <text:p>6.37</text:p>
          </table:table-cell>
          <table:table-cell table:formula="of:=[.C12]*[.A12]" office:value-type="float" office:value="25.4647908947033">
            <text:p>25.46</text:p>
          </table:table-cell>
          <table:table-cell table:formula="of:=2*PI()*[.B12]" office:value-type="float" office:value="40">
            <text:p>40.00</text:p>
          </table:table-cell>
          <table:table-cell table:formula="of:=[.E12]/([.B$3]*[.A12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2]+1" office:value-type="float" office:value="5">
            <text:p>5.00</text:p>
          </table:table-cell>
          <table:table-cell table:formula="of:=([.A13]*[.B$1])/(2*PI())" office:value-type="float" office:value="7.95774715459477">
            <text:p>7.96</text:p>
          </table:table-cell>
          <table:table-cell table:formula="of:=([.B13]*[.B$2])" office:value-type="float" office:value="7.95774715459477">
            <text:p>7.96</text:p>
          </table:table-cell>
          <table:table-cell table:formula="of:=[.C13]*[.A13]" office:value-type="float" office:value="39.7887357729738">
            <text:p>39.79</text:p>
          </table:table-cell>
          <table:table-cell table:formula="of:=2*PI()*[.B13]" office:value-type="float" office:value="50">
            <text:p>50.00</text:p>
          </table:table-cell>
          <table:table-cell table:formula="of:=[.E13]/([.B$3]*[.A13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3]+1" office:value-type="float" office:value="6">
            <text:p>6.00</text:p>
          </table:table-cell>
          <table:table-cell table:formula="of:=([.A14]*[.B$1])/(2*PI())" office:value-type="float" office:value="9.54929658551372">
            <text:p>9.55</text:p>
          </table:table-cell>
          <table:table-cell table:formula="of:=([.B14]*[.B$2])" office:value-type="float" office:value="9.54929658551372">
            <text:p>9.55</text:p>
          </table:table-cell>
          <table:table-cell table:formula="of:=[.C14]*[.A14]" office:value-type="float" office:value="57.2957795130823">
            <text:p>57.30</text:p>
          </table:table-cell>
          <table:table-cell table:formula="of:=2*PI()*[.B14]" office:value-type="float" office:value="60">
            <text:p>60.00</text:p>
          </table:table-cell>
          <table:table-cell table:formula="of:=[.E14]/([.B$3]*[.A14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4]+1" office:value-type="float" office:value="7">
            <text:p>7.00</text:p>
          </table:table-cell>
          <table:table-cell table:formula="of:=([.A15]*[.B$1])/(2*PI())" office:value-type="float" office:value="11.1408460164327">
            <text:p>11.14</text:p>
          </table:table-cell>
          <table:table-cell table:formula="of:=([.B15]*[.B$2])" office:value-type="float" office:value="11.1408460164327">
            <text:p>11.14</text:p>
          </table:table-cell>
          <table:table-cell table:formula="of:=[.C15]*[.A15]" office:value-type="float" office:value="77.9859221150287">
            <text:p>77.99</text:p>
          </table:table-cell>
          <table:table-cell table:formula="of:=2*PI()*[.B15]" office:value-type="float" office:value="70">
            <text:p>70.00</text:p>
          </table:table-cell>
          <table:table-cell table:formula="of:=[.E15]/([.B$3]*[.A15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5]+1" office:value-type="float" office:value="8">
            <text:p>8.00</text:p>
          </table:table-cell>
          <table:table-cell table:formula="of:=([.A16]*[.B$1])/(2*PI())" office:value-type="float" office:value="12.7323954473516">
            <text:p>12.73</text:p>
          </table:table-cell>
          <table:table-cell table:formula="of:=([.B16]*[.B$2])" office:value-type="float" office:value="12.7323954473516">
            <text:p>12.73</text:p>
          </table:table-cell>
          <table:table-cell table:formula="of:=[.C16]*[.A16]" office:value-type="float" office:value="101.859163578813">
            <text:p>101.86</text:p>
          </table:table-cell>
          <table:table-cell table:formula="of:=2*PI()*[.B16]" office:value-type="float" office:value="80">
            <text:p>80.00</text:p>
          </table:table-cell>
          <table:table-cell table:formula="of:=[.E16]/([.B$3]*[.A16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6]+1" office:value-type="float" office:value="9">
            <text:p>9.00</text:p>
          </table:table-cell>
          <table:table-cell table:formula="of:=([.A17]*[.B$1])/(2*PI())" office:value-type="float" office:value="14.3239448782706">
            <text:p>14.32</text:p>
          </table:table-cell>
          <table:table-cell table:formula="of:=([.B17]*[.B$2])" office:value-type="float" office:value="14.3239448782706">
            <text:p>14.32</text:p>
          </table:table-cell>
          <table:table-cell table:formula="of:=[.C17]*[.A17]" office:value-type="float" office:value="128.915503904435">
            <text:p>128.92</text:p>
          </table:table-cell>
          <table:table-cell table:formula="of:=2*PI()*[.B17]" office:value-type="float" office:value="90">
            <text:p>90.00</text:p>
          </table:table-cell>
          <table:table-cell table:formula="of:=[.E17]/([.B$3]*[.A17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7]+1" office:value-type="float" office:value="10">
            <text:p>10.00</text:p>
          </table:table-cell>
          <table:table-cell table:formula="of:=([.A18]*[.B$1])/(2*PI())" office:value-type="float" office:value="15.9154943091895">
            <text:p>15.92</text:p>
          </table:table-cell>
          <table:table-cell table:formula="of:=([.B18]*[.B$2])" office:value-type="float" office:value="15.9154943091895">
            <text:p>15.92</text:p>
          </table:table-cell>
          <table:table-cell table:formula="of:=[.C18]*[.A18]" office:value-type="float" office:value="159.154943091895">
            <text:p>159.15</text:p>
          </table:table-cell>
          <table:table-cell table:formula="of:=2*PI()*[.B18]" office:value-type="float" office:value="100">
            <text:p>100.00</text:p>
          </table:table-cell>
          <table:table-cell table:formula="of:=[.E18]/([.B$3]*[.A18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8]+1" office:value-type="float" office:value="11">
            <text:p>11.00</text:p>
          </table:table-cell>
          <table:table-cell table:formula="of:=([.A19]*[.B$1])/(2*PI())" office:value-type="float" office:value="17.5070437401085">
            <text:p>17.51</text:p>
          </table:table-cell>
          <table:table-cell table:formula="of:=([.B19]*[.B$2])" office:value-type="float" office:value="17.5070437401085">
            <text:p>17.51</text:p>
          </table:table-cell>
          <table:table-cell table:formula="of:=[.C19]*[.A19]" office:value-type="float" office:value="192.577481141193">
            <text:p>192.58</text:p>
          </table:table-cell>
          <table:table-cell table:formula="of:=2*PI()*[.B19]" office:value-type="float" office:value="110">
            <text:p>110.00</text:p>
          </table:table-cell>
          <table:table-cell table:formula="of:=[.E19]/([.B$3]*[.A19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19]+1" office:value-type="float" office:value="12">
            <text:p>12.00</text:p>
          </table:table-cell>
          <table:table-cell table:formula="of:=([.A20]*[.B$1])/(2*PI())" office:value-type="float" office:value="19.0985931710274">
            <text:p>19.10</text:p>
          </table:table-cell>
          <table:table-cell table:formula="of:=([.B20]*[.B$2])" office:value-type="float" office:value="19.0985931710274">
            <text:p>19.10</text:p>
          </table:table-cell>
          <table:table-cell table:formula="of:=[.C20]*[.A20]" office:value-type="float" office:value="229.183118052329">
            <text:p>229.18</text:p>
          </table:table-cell>
          <table:table-cell table:formula="of:=2*PI()*[.B20]" office:value-type="float" office:value="120">
            <text:p>120.00</text:p>
          </table:table-cell>
          <table:table-cell table:formula="of:=[.E20]/([.B$3]*[.A20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0]+1" office:value-type="float" office:value="13">
            <text:p>13.00</text:p>
          </table:table-cell>
          <table:table-cell table:formula="of:=([.A21]*[.B$1])/(2*PI())" office:value-type="float" office:value="20.6901426019464">
            <text:p>20.69</text:p>
          </table:table-cell>
          <table:table-cell table:formula="of:=([.B21]*[.B$2])" office:value-type="float" office:value="20.6901426019464">
            <text:p>20.69</text:p>
          </table:table-cell>
          <table:table-cell table:formula="of:=[.C21]*[.A21]" office:value-type="float" office:value="268.971853825303">
            <text:p>268.97</text:p>
          </table:table-cell>
          <table:table-cell table:formula="of:=2*PI()*[.B21]" office:value-type="float" office:value="130">
            <text:p>130.00</text:p>
          </table:table-cell>
          <table:table-cell table:formula="of:=[.E21]/([.B$3]*[.A21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1]+1" office:value-type="float" office:value="14">
            <text:p>14.00</text:p>
          </table:table-cell>
          <table:table-cell table:formula="of:=([.A22]*[.B$1])/(2*PI())" office:value-type="float" office:value="22.2816920328653">
            <text:p>22.28</text:p>
          </table:table-cell>
          <table:table-cell table:formula="of:=([.B22]*[.B$2])" office:value-type="float" office:value="22.2816920328653">
            <text:p>22.28</text:p>
          </table:table-cell>
          <table:table-cell table:formula="of:=[.C22]*[.A22]" office:value-type="float" office:value="311.943688460115">
            <text:p>311.94</text:p>
          </table:table-cell>
          <table:table-cell table:formula="of:=2*PI()*[.B22]" office:value-type="float" office:value="140">
            <text:p>140.00</text:p>
          </table:table-cell>
          <table:table-cell table:formula="of:=[.E22]/([.B$3]*[.A22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2]+1" office:value-type="float" office:value="15">
            <text:p>15.00</text:p>
          </table:table-cell>
          <table:table-cell table:formula="of:=([.A23]*[.B$1])/(2*PI())" office:value-type="float" office:value="23.8732414637843">
            <text:p>23.87</text:p>
          </table:table-cell>
          <table:table-cell table:formula="of:=([.B23]*[.B$2])" office:value-type="float" office:value="23.8732414637843">
            <text:p>23.87</text:p>
          </table:table-cell>
          <table:table-cell table:formula="of:=[.C23]*[.A23]" office:value-type="float" office:value="358.098621956764">
            <text:p>358.10</text:p>
          </table:table-cell>
          <table:table-cell table:formula="of:=2*PI()*[.B23]" office:value-type="float" office:value="150">
            <text:p>150.00</text:p>
          </table:table-cell>
          <table:table-cell table:formula="of:=[.E23]/([.B$3]*[.A23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3]+1" office:value-type="float" office:value="16">
            <text:p>16.00</text:p>
          </table:table-cell>
          <table:table-cell table:formula="of:=([.A24]*[.B$1])/(2*PI())" office:value-type="float" office:value="25.4647908947033">
            <text:p>25.46</text:p>
          </table:table-cell>
          <table:table-cell table:formula="of:=([.B24]*[.B$2])" office:value-type="float" office:value="25.4647908947033">
            <text:p>25.46</text:p>
          </table:table-cell>
          <table:table-cell table:formula="of:=[.C24]*[.A24]" office:value-type="float" office:value="407.436654315252">
            <text:p>407.44</text:p>
          </table:table-cell>
          <table:table-cell table:formula="of:=2*PI()*[.B24]" office:value-type="float" office:value="160">
            <text:p>160.00</text:p>
          </table:table-cell>
          <table:table-cell table:formula="of:=[.E24]/([.B$3]*[.A24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4]+1" office:value-type="float" office:value="17">
            <text:p>17.00</text:p>
          </table:table-cell>
          <table:table-cell table:formula="of:=([.A25]*[.B$1])/(2*PI())" office:value-type="float" office:value="27.0563403256222">
            <text:p>27.06</text:p>
          </table:table-cell>
          <table:table-cell table:formula="of:=([.B25]*[.B$2])" office:value-type="float" office:value="27.0563403256222">
            <text:p>27.06</text:p>
          </table:table-cell>
          <table:table-cell table:formula="of:=[.C25]*[.A25]" office:value-type="float" office:value="459.957785535578">
            <text:p>459.96</text:p>
          </table:table-cell>
          <table:table-cell table:formula="of:=2*PI()*[.B25]" office:value-type="float" office:value="170">
            <text:p>170.00</text:p>
          </table:table-cell>
          <table:table-cell table:formula="of:=[.E25]/([.B$3]*[.A25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5]+1" office:value-type="float" office:value="18">
            <text:p>18.00</text:p>
          </table:table-cell>
          <table:table-cell table:formula="of:=([.A26]*[.B$1])/(2*PI())" office:value-type="float" office:value="28.6478897565412">
            <text:p>28.65</text:p>
          </table:table-cell>
          <table:table-cell table:formula="of:=([.B26]*[.B$2])" office:value-type="float" office:value="28.6478897565412">
            <text:p>28.65</text:p>
          </table:table-cell>
          <table:table-cell table:formula="of:=[.C26]*[.A26]" office:value-type="float" office:value="515.662015617741">
            <text:p>515.66</text:p>
          </table:table-cell>
          <table:table-cell table:formula="of:=2*PI()*[.B26]" office:value-type="float" office:value="180">
            <text:p>180.00</text:p>
          </table:table-cell>
          <table:table-cell table:formula="of:=[.E26]/([.B$3]*[.A26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6]+1" office:value-type="float" office:value="19">
            <text:p>19.00</text:p>
          </table:table-cell>
          <table:table-cell table:formula="of:=([.A27]*[.B$1])/(2*PI())" office:value-type="float" office:value="30.2394391874601">
            <text:p>30.24</text:p>
          </table:table-cell>
          <table:table-cell table:formula="of:=([.B27]*[.B$2])" office:value-type="float" office:value="30.2394391874601">
            <text:p>30.24</text:p>
          </table:table-cell>
          <table:table-cell table:formula="of:=[.C27]*[.A27]" office:value-type="float" office:value="574.549344561742">
            <text:p>574.55</text:p>
          </table:table-cell>
          <table:table-cell table:formula="of:=2*PI()*[.B27]" office:value-type="float" office:value="190">
            <text:p>190.00</text:p>
          </table:table-cell>
          <table:table-cell table:formula="of:=[.E27]/([.B$3]*[.A27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7]+1" office:value-type="float" office:value="20">
            <text:p>20.00</text:p>
          </table:table-cell>
          <table:table-cell table:formula="of:=([.A28]*[.B$1])/(2*PI())" office:value-type="float" office:value="31.8309886183791">
            <text:p>31.83</text:p>
          </table:table-cell>
          <table:table-cell table:formula="of:=([.B28]*[.B$2])" office:value-type="float" office:value="31.8309886183791">
            <text:p>31.83</text:p>
          </table:table-cell>
          <table:table-cell table:formula="of:=[.C28]*[.A28]" office:value-type="float" office:value="636.619772367581">
            <text:p>636.62</text:p>
          </table:table-cell>
          <table:table-cell table:formula="of:=2*PI()*[.B28]" office:value-type="float" office:value="200">
            <text:p>200.00</text:p>
          </table:table-cell>
          <table:table-cell table:formula="of:=[.E28]/([.B$3]*[.A28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8]+1" office:value-type="float" office:value="21">
            <text:p>21.00</text:p>
          </table:table-cell>
          <table:table-cell table:formula="of:=([.A29]*[.B$1])/(2*PI())" office:value-type="float" office:value="33.422538049298">
            <text:p>33.42</text:p>
          </table:table-cell>
          <table:table-cell table:formula="of:=([.B29]*[.B$2])" office:value-type="float" office:value="33.422538049298">
            <text:p>33.42</text:p>
          </table:table-cell>
          <table:table-cell table:formula="of:=[.C29]*[.A29]" office:value-type="float" office:value="701.873299035258">
            <text:p>701.87</text:p>
          </table:table-cell>
          <table:table-cell table:formula="of:=2*PI()*[.B29]" office:value-type="float" office:value="210">
            <text:p>210.00</text:p>
          </table:table-cell>
          <table:table-cell table:formula="of:=[.E29]/([.B$3]*[.A29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29]+1" office:value-type="float" office:value="22">
            <text:p>22.00</text:p>
          </table:table-cell>
          <table:table-cell table:formula="of:=([.A30]*[.B$1])/(2*PI())" office:value-type="float" office:value="35.014087480217">
            <text:p>35.01</text:p>
          </table:table-cell>
          <table:table-cell table:formula="of:=([.B30]*[.B$2])" office:value-type="float" office:value="35.014087480217">
            <text:p>35.01</text:p>
          </table:table-cell>
          <table:table-cell table:formula="of:=[.C30]*[.A30]" office:value-type="float" office:value="770.309924564773">
            <text:p>770.31</text:p>
          </table:table-cell>
          <table:table-cell table:formula="of:=2*PI()*[.B30]" office:value-type="float" office:value="220">
            <text:p>220.00</text:p>
          </table:table-cell>
          <table:table-cell table:formula="of:=[.E30]/([.B$3]*[.A30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0]+1" office:value-type="float" office:value="23">
            <text:p>23.00</text:p>
          </table:table-cell>
          <table:table-cell table:formula="of:=([.A31]*[.B$1])/(2*PI())" office:value-type="float" office:value="36.6056369111359">
            <text:p>36.61</text:p>
          </table:table-cell>
          <table:table-cell table:formula="of:=([.B31]*[.B$2])" office:value-type="float" office:value="36.6056369111359">
            <text:p>36.61</text:p>
          </table:table-cell>
          <table:table-cell table:formula="of:=[.C31]*[.A31]" office:value-type="float" office:value="841.929648956127">
            <text:p>841.93</text:p>
          </table:table-cell>
          <table:table-cell table:formula="of:=2*PI()*[.B31]" office:value-type="float" office:value="230">
            <text:p>230.00</text:p>
          </table:table-cell>
          <table:table-cell table:formula="of:=[.E31]/([.B$3]*[.A31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1]+1" office:value-type="float" office:value="24">
            <text:p>24.00</text:p>
          </table:table-cell>
          <table:table-cell table:formula="of:=([.A32]*[.B$1])/(2*PI())" office:value-type="float" office:value="38.1971863420549">
            <text:p>38.20</text:p>
          </table:table-cell>
          <table:table-cell table:formula="of:=([.B32]*[.B$2])" office:value-type="float" office:value="38.1971863420549">
            <text:p>38.20</text:p>
          </table:table-cell>
          <table:table-cell table:formula="of:=[.C32]*[.A32]" office:value-type="float" office:value="916.732472209317">
            <text:p>916.73</text:p>
          </table:table-cell>
          <table:table-cell table:formula="of:=2*PI()*[.B32]" office:value-type="float" office:value="240">
            <text:p>240.00</text:p>
          </table:table-cell>
          <table:table-cell table:formula="of:=[.E32]/([.B$3]*[.A32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2]+1" office:value-type="float" office:value="25">
            <text:p>25.00</text:p>
          </table:table-cell>
          <table:table-cell table:formula="of:=([.A33]*[.B$1])/(2*PI())" office:value-type="float" office:value="39.7887357729738">
            <text:p>39.79</text:p>
          </table:table-cell>
          <table:table-cell table:formula="of:=([.B33]*[.B$2])" office:value-type="float" office:value="39.7887357729738">
            <text:p>39.79</text:p>
          </table:table-cell>
          <table:table-cell table:formula="of:=[.C33]*[.A33]" office:value-type="float" office:value="994.718394324346">
            <text:p>994.72</text:p>
          </table:table-cell>
          <table:table-cell table:formula="of:=2*PI()*[.B33]" office:value-type="float" office:value="250">
            <text:p>250.00</text:p>
          </table:table-cell>
          <table:table-cell table:formula="of:=[.E33]/([.B$3]*[.A33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3]+1" office:value-type="float" office:value="26">
            <text:p>26.00</text:p>
          </table:table-cell>
          <table:table-cell table:formula="of:=([.A34]*[.B$1])/(2*PI())" office:value-type="float" office:value="41.3802852038928">
            <text:p>41.38</text:p>
          </table:table-cell>
          <table:table-cell table:formula="of:=([.B34]*[.B$2])" office:value-type="float" office:value="41.3802852038928">
            <text:p>41.38</text:p>
          </table:table-cell>
          <table:table-cell table:formula="of:=[.C34]*[.A34]" office:value-type="float" office:value="1075.88741530121">
            <text:p>1075.89</text:p>
          </table:table-cell>
          <table:table-cell table:formula="of:=2*PI()*[.B34]" office:value-type="float" office:value="260">
            <text:p>260.00</text:p>
          </table:table-cell>
          <table:table-cell table:formula="of:=[.E34]/([.B$3]*[.A34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4]+1" office:value-type="float" office:value="27">
            <text:p>27.00</text:p>
          </table:table-cell>
          <table:table-cell table:formula="of:=([.A35]*[.B$1])/(2*PI())" office:value-type="float" office:value="42.9718346348117">
            <text:p>42.97</text:p>
          </table:table-cell>
          <table:table-cell table:formula="of:=([.B35]*[.B$2])" office:value-type="float" office:value="42.9718346348117">
            <text:p>42.97</text:p>
          </table:table-cell>
          <table:table-cell table:formula="of:=[.C35]*[.A35]" office:value-type="float" office:value="1160.23953513992">
            <text:p>1160.24</text:p>
          </table:table-cell>
          <table:table-cell table:formula="of:=2*PI()*[.B35]" office:value-type="float" office:value="270">
            <text:p>270.00</text:p>
          </table:table-cell>
          <table:table-cell table:formula="of:=[.E35]/([.B$3]*[.A35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5]+1" office:value-type="float" office:value="28">
            <text:p>28.00</text:p>
          </table:table-cell>
          <table:table-cell table:formula="of:=([.A36]*[.B$1])/(2*PI())" office:value-type="float" office:value="44.5633840657307">
            <text:p>44.56</text:p>
          </table:table-cell>
          <table:table-cell table:formula="of:=([.B36]*[.B$2])" office:value-type="float" office:value="44.5633840657307">
            <text:p>44.56</text:p>
          </table:table-cell>
          <table:table-cell table:formula="of:=[.C36]*[.A36]" office:value-type="float" office:value="1247.77475384046">
            <text:p>1247.77</text:p>
          </table:table-cell>
          <table:table-cell table:formula="of:=2*PI()*[.B36]" office:value-type="float" office:value="280">
            <text:p>280.00</text:p>
          </table:table-cell>
          <table:table-cell table:formula="of:=[.E36]/([.B$3]*[.A36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6]+1" office:value-type="float" office:value="29">
            <text:p>29.00</text:p>
          </table:table-cell>
          <table:table-cell table:formula="of:=([.A37]*[.B$1])/(2*PI())" office:value-type="float" office:value="46.1549334966496">
            <text:p>46.15</text:p>
          </table:table-cell>
          <table:table-cell table:formula="of:=([.B37]*[.B$2])" office:value-type="float" office:value="46.1549334966496">
            <text:p>46.15</text:p>
          </table:table-cell>
          <table:table-cell table:formula="of:=[.C37]*[.A37]" office:value-type="float" office:value="1338.49307140284">
            <text:p>1338.49</text:p>
          </table:table-cell>
          <table:table-cell table:formula="of:=2*PI()*[.B37]" office:value-type="float" office:value="290">
            <text:p>290.00</text:p>
          </table:table-cell>
          <table:table-cell table:formula="of:=[.E37]/([.B$3]*[.A37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7]+1" office:value-type="float" office:value="30">
            <text:p>30.00</text:p>
          </table:table-cell>
          <table:table-cell table:formula="of:=([.A38]*[.B$1])/(2*PI())" office:value-type="float" office:value="47.7464829275686">
            <text:p>47.75</text:p>
          </table:table-cell>
          <table:table-cell table:formula="of:=([.B38]*[.B$2])" office:value-type="float" office:value="47.7464829275686">
            <text:p>47.75</text:p>
          </table:table-cell>
          <table:table-cell table:formula="of:=[.C38]*[.A38]" office:value-type="float" office:value="1432.39448782706">
            <text:p>1432.39</text:p>
          </table:table-cell>
          <table:table-cell table:formula="of:=2*PI()*[.B38]" office:value-type="float" office:value="300">
            <text:p>300.00</text:p>
          </table:table-cell>
          <table:table-cell table:formula="of:=[.E38]/([.B$3]*[.A38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8]+1" office:value-type="float" office:value="31">
            <text:p>31.00</text:p>
          </table:table-cell>
          <table:table-cell table:formula="of:=([.A39]*[.B$1])/(2*PI())" office:value-type="float" office:value="49.3380323584876">
            <text:p>49.34</text:p>
          </table:table-cell>
          <table:table-cell table:formula="of:=([.B39]*[.B$2])" office:value-type="float" office:value="49.3380323584876">
            <text:p>49.34</text:p>
          </table:table-cell>
          <table:table-cell table:formula="of:=[.C39]*[.A39]" office:value-type="float" office:value="1529.47900311311">
            <text:p>1529.48</text:p>
          </table:table-cell>
          <table:table-cell table:formula="of:=2*PI()*[.B39]" office:value-type="float" office:value="310">
            <text:p>310.00</text:p>
          </table:table-cell>
          <table:table-cell table:formula="of:=[.E39]/([.B$3]*[.A39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39]+1" office:value-type="float" office:value="32">
            <text:p>32.00</text:p>
          </table:table-cell>
          <table:table-cell table:formula="of:=([.A40]*[.B$1])/(2*PI())" office:value-type="float" office:value="50.9295817894065">
            <text:p>50.93</text:p>
          </table:table-cell>
          <table:table-cell table:formula="of:=([.B40]*[.B$2])" office:value-type="float" office:value="50.9295817894065">
            <text:p>50.93</text:p>
          </table:table-cell>
          <table:table-cell table:formula="of:=[.C40]*[.A40]" office:value-type="float" office:value="1629.74661726101">
            <text:p>1629.75</text:p>
          </table:table-cell>
          <table:table-cell table:formula="of:=2*PI()*[.B40]" office:value-type="float" office:value="320">
            <text:p>320.00</text:p>
          </table:table-cell>
          <table:table-cell table:formula="of:=[.E40]/([.B$3]*[.A40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40]+1" office:value-type="float" office:value="33">
            <text:p>33.00</text:p>
          </table:table-cell>
          <table:table-cell table:formula="of:=([.A41]*[.B$1])/(2*PI())" office:value-type="float" office:value="52.5211312203255">
            <text:p>52.52</text:p>
          </table:table-cell>
          <table:table-cell table:formula="of:=([.B41]*[.B$2])" office:value-type="float" office:value="52.5211312203255">
            <text:p>52.52</text:p>
          </table:table-cell>
          <table:table-cell table:formula="of:=[.C41]*[.A41]" office:value-type="float" office:value="1733.19733027074">
            <text:p>1733.20</text:p>
          </table:table-cell>
          <table:table-cell table:formula="of:=2*PI()*[.B41]" office:value-type="float" office:value="330">
            <text:p>330.00</text:p>
          </table:table-cell>
          <table:table-cell table:formula="of:=[.E41]/([.B$3]*[.A41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41]+1" office:value-type="float" office:value="34">
            <text:p>34.00</text:p>
          </table:table-cell>
          <table:table-cell table:formula="of:=([.A42]*[.B$1])/(2*PI())" office:value-type="float" office:value="54.1126806512444">
            <text:p>54.11</text:p>
          </table:table-cell>
          <table:table-cell table:formula="of:=([.B42]*[.B$2])" office:value-type="float" office:value="54.1126806512444">
            <text:p>54.11</text:p>
          </table:table-cell>
          <table:table-cell table:formula="of:=[.C42]*[.A42]" office:value-type="float" office:value="1839.83114214231">
            <text:p>1839.83</text:p>
          </table:table-cell>
          <table:table-cell table:formula="of:=2*PI()*[.B42]" office:value-type="float" office:value="340">
            <text:p>340.00</text:p>
          </table:table-cell>
          <table:table-cell table:formula="of:=[.E42]/([.B$3]*[.A42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42]+1" office:value-type="float" office:value="35">
            <text:p>35.00</text:p>
          </table:table-cell>
          <table:table-cell table:formula="of:=([.A43]*[.B$1])/(2*PI())" office:value-type="float" office:value="55.7042300821634">
            <text:p>55.70</text:p>
          </table:table-cell>
          <table:table-cell table:formula="of:=([.B43]*[.B$2])" office:value-type="float" office:value="55.7042300821634">
            <text:p>55.70</text:p>
          </table:table-cell>
          <table:table-cell table:formula="of:=[.C43]*[.A43]" office:value-type="float" office:value="1949.64805287572">
            <text:p>1949.65</text:p>
          </table:table-cell>
          <table:table-cell table:formula="of:=2*PI()*[.B43]" office:value-type="float" office:value="350">
            <text:p>350.00</text:p>
          </table:table-cell>
          <table:table-cell table:formula="of:=[.E43]/([.B$3]*[.A43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43]+1" office:value-type="float" office:value="36">
            <text:p>36.00</text:p>
          </table:table-cell>
          <table:table-cell table:formula="of:=([.A44]*[.B$1])/(2*PI())" office:value-type="float" office:value="57.2957795130823">
            <text:p>57.30</text:p>
          </table:table-cell>
          <table:table-cell table:formula="of:=([.B44]*[.B$2])" office:value-type="float" office:value="57.2957795130823">
            <text:p>57.30</text:p>
          </table:table-cell>
          <table:table-cell table:formula="of:=[.C44]*[.A44]" office:value-type="float" office:value="2062.64806247096">
            <text:p>2062.65</text:p>
          </table:table-cell>
          <table:table-cell table:formula="of:=2*PI()*[.B44]" office:value-type="float" office:value="360">
            <text:p>360.00</text:p>
          </table:table-cell>
          <table:table-cell table:formula="of:=[.E44]/([.B$3]*[.A44])" office:value-type="float" office:value="10">
            <text:p>10.00</text:p>
          </table:table-cell>
          <table:table-cell table:number-columns-repeated="1018"/>
        </table:table-row>
        <table:table-row table:style-name="ro3">
          <table:table-cell table:formula="of:=[.A44]+1" office:value-type="float" office:value="37">
            <text:p>37.00</text:p>
          </table:table-cell>
          <table:table-cell table:formula="of:=([.A45]*[.B$1])/(2*PI())" office:value-type="float" office:value="58.8873289440013">
            <text:p>58.89</text:p>
          </table:table-cell>
          <table:table-cell table:formula="of:=([.B45]*[.B$2])" office:value-type="float" office:value="58.8873289440013">
            <text:p>58.89</text:p>
          </table:table-cell>
          <table:table-cell table:formula="of:=[.C45]*[.A45]" office:value-type="float" office:value="2178.83117092805">
            <text:p>2178.83</text:p>
          </table:table-cell>
          <table:table-cell table:formula="of:=2*PI()*[.B45]" office:value-type="float" office:value="370">
            <text:p>370.00</text:p>
          </table:table-cell>
          <table:table-cell table:formula="of:=[.E45]/([.B$3]*[.A45])" office:value-type="float" office:value="10">
            <text:p>10.00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Beeby</meta:initial-creator>
    <meta:creation-date>2012-09-18T13:53:04</meta:creation-date>
    <dc:date>2012-09-18T14:18:58</dc:date>
    <dc:creator>Morgan Beeby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234" meta:object-count="0"/>
  </office:meta>
</office:document-meta>
</file>